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2.5625in"/>
    </style:style>
    <style:style style:name="Table1.B" style:family="table-column">
      <style:table-column-properties style:column-width="4.3646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4" style:family="table-row">
      <style:table-row-properties style:min-row-height="0.1125in"/>
    </style:style>
    <style:style style:name="P1" style:family="paragraph" style:parent-style-name="Standard">
      <style:text-properties officeooo:rsid="000a3070" officeooo:paragraph-rsid="000a3070"/>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3070" officeooo:paragraph-rsid="000a307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3070" officeooo:paragraph-rsid="002c71e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f894" officeooo:paragraph-rsid="002150b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f894" officeooo:paragraph-rsid="002b0c6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287e" officeooo:paragraph-rsid="000e287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5dc2" officeooo:paragraph-rsid="000f5dc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39d9" officeooo:paragraph-rsid="001139d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d994" officeooo:paragraph-rsid="0012d99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d994" officeooo:paragraph-rsid="00146ef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ef3" officeooo:paragraph-rsid="00146ef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fcb" officeooo:paragraph-rsid="0014dfc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b93" officeooo:paragraph-rsid="00162b9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1a17" officeooo:paragraph-rsid="001b1a1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4932" officeooo:paragraph-rsid="001d493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4932" officeooo:paragraph-rsid="0029f99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e913" officeooo:paragraph-rsid="001fe91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825" officeooo:paragraph-rsid="002801a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01ae" officeooo:paragraph-rsid="002801a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2614" officeooo:paragraph-rsid="0028261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425d" officeooo:paragraph-rsid="0028425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71e6" officeooo:paragraph-rsid="002c71e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5dc2" officeooo:paragraph-rsid="000bf89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5dc2" officeooo:paragraph-rsid="002150b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287e" officeooo:paragraph-rsid="000e287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287e" officeooo:paragraph-rsid="002150b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e913" officeooo:paragraph-rsid="001fe91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0c69" officeooo:paragraph-rsid="002b0c6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01ae" officeooo:paragraph-rsid="0029f99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9d1f" officeooo:paragraph-rsid="0029f99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2614" officeooo:paragraph-rsid="002b0c6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0764" officeooo:paragraph-rsid="00264b6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4b67" officeooo:paragraph-rsid="00264b6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192f" officeooo:paragraph-rsid="002801a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192f" officeooo:paragraph-rsid="002d192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fcb" officeooo:paragraph-rsid="0014dfc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ef3" officeooo:paragraph-rsid="00146ef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825" officeooo:paragraph-rsid="0022f82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f825" officeooo:paragraph-rsid="002ffc0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fc04" officeooo:paragraph-rsid="002ffc0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fc04" officeooo:paragraph-rsid="0031469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1a17" officeooo:paragraph-rsid="002ffc0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d994" officeooo:paragraph-rsid="002ffc0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d994" officeooo:paragraph-rsid="0030fc2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469f" officeooo:paragraph-rsid="0031469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cd061"/>
    </style:style>
    <style:style style:name="T2" style:family="text">
      <style:text-properties officeooo:rsid="000fc0a8"/>
    </style:style>
    <style:style style:name="T3" style:family="text">
      <style:text-properties officeooo:rsid="00162b93"/>
    </style:style>
    <style:style style:name="T4" style:family="text">
      <style:text-properties officeooo:rsid="0016a7fc"/>
    </style:style>
    <style:style style:name="T5" style:family="text">
      <style:text-properties officeooo:rsid="001fe913"/>
    </style:style>
    <style:style style:name="T6" style:family="text">
      <style:text-properties officeooo:rsid="002150b0"/>
    </style:style>
    <style:style style:name="T7" style:family="text">
      <style:text-properties officeooo:rsid="00218dfd"/>
    </style:style>
    <style:style style:name="T8" style:family="text">
      <style:text-properties officeooo:rsid="00260764"/>
    </style:style>
    <style:style style:name="T9" style:family="text">
      <style:text-properties officeooo:rsid="00264b67"/>
    </style:style>
    <style:style style:name="T10" style:family="text">
      <style:text-properties officeooo:rsid="002801ae"/>
    </style:style>
    <style:style style:name="T11" style:family="text">
      <style:text-properties officeooo:rsid="00282614"/>
    </style:style>
    <style:style style:name="T12" style:family="text">
      <style:text-properties officeooo:rsid="0028425d"/>
    </style:style>
    <style:style style:name="T13" style:family="text">
      <style:text-properties officeooo:rsid="0029f997"/>
    </style:style>
    <style:style style:name="T14" style:family="text">
      <style:text-properties officeooo:rsid="002b0c69"/>
    </style:style>
    <style:style style:name="T15" style:family="text">
      <style:text-properties officeooo:rsid="002c71e6"/>
    </style:style>
    <style:style style:name="T16" style:family="text">
      <style:text-properties officeooo:rsid="002cb49b"/>
    </style:style>
    <style:style style:name="T17" style:family="text">
      <style:text-properties officeooo:rsid="002d192f"/>
    </style:style>
    <style:style style:name="T18" style:family="text">
      <style:text-properties officeooo:rsid="002ffc04"/>
    </style:style>
    <style:style style:name="T19" style:family="text">
      <style:text-properties officeooo:rsid="0030fc2c"/>
    </style:style>
    <style:style style:name="T20" style:family="text">
      <style:text-properties officeooo:rsid="003146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I <text:s/>For SRF’s 2024 Crescendo Robot</text:p>
      <text:p text:style-name="P1"/>
      <text:p text:style-name="P1">Button or Trigger<text:tab/><text:tab/><text:tab/>Function</text:p>
      <table:table table:name="Table1" table:style-name="Table1" table:template-name="Default Style">
        <table:table-column table:style-name="Table1.A"/>
        <table:table-column table:style-name="Table1.B"/>
        <table:table-row table:style-name="Table1.1">
          <table:table-cell table:style-name="Table1.A1" office:value-type="string">
            <text:p text:style-name="P2">Left-Y, Left-X, Right-X Joysticks</text:p>
          </table:table-cell>
          <table:table-cell table:style-name="Table1.B1" office:value-type="string">
            <text:p text:style-name="P2">Normal field Translate, strafe and rotation movement</text:p>
          </table:table-cell>
        </table:table-row>
        <table:table-row>
          <table:table-cell table:style-name="Table1.A2" office:value-type="string">
            <text:p text:style-name="P15">B</text:p>
          </table:table-cell>
          <table:table-cell table:style-name="Table1.B2" office:value-type="string">
            <text:p text:style-name="P22">Prep for Note acquisition</text:p>
            <text:p text:style-name="P3">Position arms for floor picku<text:span text:style-name="T1">p, moving both arms in coordinated fashion to stay within the allowed frame perimeter extent. Also start timeout timer. When arms are positioned as designed for pickup, post “ArmsReadyForPickupTrigger”, and wait. </text:span></text:p>
            <text:p text:style-name="P23">If timeout occurs, post “CancelPickupTrigger”.</text:p>
          </table:table-cell>
        </table:table-row>
        <table:table-row>
          <table:table-cell table:style-name="Table1.A2" office:value-type="string">
            <text:p text:style-name="P7">CancelPickupTrigger <text:span text:style-name="T2">(program generated)</text:span></text:p>
          </table:table-cell>
          <table:table-cell table:style-name="Table1.B2" office:value-type="string">
            <text:p text:style-name="P7"><text:span text:style-name="T2">Issue commands to s</text:span>top pickup belts, <text:span text:style-name="T2">start </text:span>arm retraction <text:span text:style-name="T2">(</text:span>staying within allowed perimeter extent<text:span text:style-name="T2">), and stop any timers</text:span>.</text:p>
          </table:table-cell>
        </table:table-row>
        <table:table-row table:style-name="Table1.1">
          <table:table-cell table:style-name="Table1.A2" office:value-type="string">
            <text:p text:style-name="P6"><text:span text:style-name="T5">Arms</text:span>ReadyForPickup trigger (program generated)</text:p>
          </table:table-cell>
          <table:table-cell table:style-name="Table1.B2" office:value-type="string">
            <text:p text:style-name="P6">Start the intake belts at acquisition speed, start a timeout timer, and wait. </text:p>
            <text:p text:style-name="P24">If timeout occurs, post “CancelPickupTrigger”.</text:p>
          </table:table-cell>
        </table:table-row>
        <table:table-row>
          <table:table-cell table:style-name="Table1.A2" office:value-type="string">
            <text:p text:style-name="P17">Note<text:span text:style-name="T7">Is</text:span>AcquiredTrigger (sensor generated)</text:p>
          </table:table-cell>
          <table:table-cell table:style-name="Table1.B2" office:value-type="string">
            <text:p text:style-name="P17">Change belt speed to “Hold”, <text:s/>cancel timeout, retract the arms (again staying within frame perimeter) to stow the note, and wait.</text:p>
          </table:table-cell>
        </table:table-row>
        <table:table-row table:style-name="Table1.1">
          <table:table-cell table:style-name="Table1.A2" office:value-type="string">
            <text:p text:style-name="P15">A</text:p>
          </table:table-cell>
          <table:table-cell table:style-name="Table1.B2" office:value-type="string">
            <text:p text:style-name="P28">Manual prep for scoring into Amplifier. But ignore (with rumble error code) if no Note is held by robot, otherwise, position arms for Amplifier. If too close to wall, back up first. Start timeout timer (10 seconds). </text:p>
            <text:p text:style-name="P26">If timeout occurs before releasing note, do not lower arms, but rotate to be within frame perimeter, then wait (most likely for another A button, but possibly for a Y (speaker goal instead) or “Cancel”</text:p>
          </table:table-cell>
        </table:table-row>
        <table:table-row table:style-name="Table1.1">
          <table:table-cell table:style-name="Table1.A2" office:value-type="string">
            <text:p text:style-name="P15">Y</text:p>
          </table:table-cell>
          <table:table-cell table:style-name="Table1.B2" office:value-type="string">
            <text:p text:style-name="P5"><text:span text:style-name="T14">Manual Prep for Indexed Speaker scoring. Ignore (with rumble error code) if no Note is held by robot. Otherwise, is Arms are<text:line-break/>not stowed for Speaker scoring, do that. </text:span>Position <text:span text:style-name="T12">N</text:span>ote launcher for “<text:span text:style-name="T12">I</text:span>ndexed” range, start launcher motor at <text:span text:style-name="T12">I</text:span>ndexed RPM, <text:span text:style-name="T1">and </text:span>start timeout timer (10 seconds).</text:p>
            <text:p text:style-name="P4">If timeout occurs before note <text:span text:style-name="T1">is </text:span>released, stop launcher motor, </text:p>
            <text:p text:style-name="P13">(Scoring at range<text:span text:style-name="T14">(</text:span>s<text:span text:style-name="T14">)</text:span> <text:span text:style-name="T6">other than “Indexed” </text:span>must be automatic.)</text:p>
          </table:table-cell>
        </table:table-row>
        <table:table-row>
          <table:table-cell table:style-name="Table1.A2" office:value-type="string">
            <text:p text:style-name="P15"/>
          </table:table-cell>
          <table:table-cell table:style-name="Table1.B2" office:value-type="string">
            <text:p text:style-name="P4"/>
          </table:table-cell>
        </table:table-row>
        <table:table-row table:style-name="Table1.1">
          <table:table-cell table:style-name="Table1.A2" office:value-type="string">
            <text:p text:style-name="P29">ALT+Y<text:line-break/> (Suggest ALT+POVUp instead)</text:p>
          </table:table-cell>
          <table:table-cell table:style-name="Table1.B2" office:value-type="string">
            <text:p text:style-name="P8">Extend climb hook elevator <text:span text:style-name="T11">(even if not fully retracted)</text:span></text:p>
            <text:p text:style-name="P20"/>
          </table:table-cell>
        </table:table-row>
        <table:table-row>
          <table:table-cell table:style-name="Table1.A2" office:value-type="string">
            <text:p text:style-name="P30">ALT + B<text:line-break/> (Suggest ALT+POVDown instead)</text:p>
          </table:table-cell>
          <table:table-cell table:style-name="Table1.B2" office:value-type="string">
            <text:p text:style-name="P8">Retract climb hook elevator <text:span text:style-name="T11">(even if not fully extended)</text:span></text:p>
            <text:p text:style-name="P20"/>
          </table:table-cell>
        </table:table-row>
        <table:table-row>
          <table:table-cell table:style-name="Table1.A2" office:value-type="string">
            <text:p text:style-name="P31">ALT + X<text:line-break/> (Suggest ALT+Left Trigger instead)</text:p>
          </table:table-cell>
          <table:table-cell table:style-name="Table1.B2" office:value-type="string">
            <text:p text:style-name="P8">Trigger winch</text:p>
            <text:p text:style-name="P21"/>
          </table:table-cell>
        </table:table-row>
        <table:table-row>
          <table:table-cell table:style-name="Table1.A2" office:value-type="string">
            <text:p text:style-name="P14"><text:span text:style-name="T4">Right trigger + </text:span>Y <text:span text:style-name="T13">(not a valid combination if Right trigger has any </text:span><text:soft-page-break/><text:span text:style-name="T13">action assigned on its own. Suggest ALT+A instead, if even needed)</text:span></text:p>
          </table:table-cell>
          <table:table-cell table:style-name="Table1.B2" office:value-type="string">
            <text:p text:style-name="P9">Extend arm (amp) <text:span text:style-name="T15">(How does this different from A?)</text:span></text:p>
          </table:table-cell>
        </table:table-row>
        <table:table-row>
          <table:table-cell table:style-name="Table1.A2" office:value-type="string">
            <text:p text:style-name="P42"><text:span text:style-name="T4">Right trigger + </text:span>A <text:span text:style-name="T13">(not a valid combination if Right trigger has any action assigned on its own. if even needed, suggest ALT+B instead,)</text:span></text:p>
          </table:table-cell>
          <table:table-cell table:style-name="Table1.B2" office:value-type="string">
            <text:p text:style-name="P9">Extend arm (pickup) <text:span text:style-name="T15">(How is this different from B?)</text:span></text:p>
          </table:table-cell>
        </table:table-row>
        <table:table-row table:style-name="Table1.14">
          <table:table-cell table:style-name="Table1.A2" office:value-type="string">
            <text:p text:style-name="P16">Right trigger + B <text:span text:style-name="T13">(not a valid combination if Right trigger has any action assigned on its own – suggest ALT-X instead)</text:span></text:p>
          </table:table-cell>
          <table:table-cell table:style-name="Table1.B2" office:value-type="string">
            <text:p text:style-name="P43">Retract arm<text:span text:style-name="T18">s (if effectively a “Cancel” for any Note handler actions – add stop launcher motor as well)</text:span></text:p>
          </table:table-cell>
        </table:table-row>
        <table:table-row table:style-name="Table1.1">
          <table:table-cell table:style-name="Table1.A2" office:value-type="string">
            <text:p text:style-name="P15">Right Trigger </text:p>
          </table:table-cell>
          <table:table-cell table:style-name="Table1.B2" office:value-type="string">
            <text:p text:style-name="P44"><text:span text:style-name="T16">“Automatically s</text:span>hoot note <text:span text:style-name="T8">when ready command” (whether for Amp or Speaker). Ignore (with rumble error code) is no Note is held by robot. Otherwise, from context determine target goal.</text:span></text:p>
            <text:p text:style-name="P44"><text:span text:style-name="T19">All strategies here are aspirational – no guarantees they can be achieved in the build time available! But hopefully some are possible...<text:line-break/>Amp assist strategy: check if Arms are in position and robot is against wall and directly in front of Amp goal. Correct any deviations, then shoot. </text:span></text:p>
            <text:p text:style-name="P32">Speaker assist strategy: first measure/estimate the distance to the speaker goal. </text:p>
            <text:p text:style-name="P32">If close to Indexed distance, square up to speaker, centered (+/- 1.5 feet) on April tag. Check that launch motor RPM is at indexed speed and launcher is set to indexed position. Correct any deviations, then shoot.</text:p>
            <text:p text:style-name="P33">If not close to indexed position, set the launcher aim for FAR distance, set the launch motor to FAR RPM, position the robot to face the goal’s April tag (but allow driver to continue controlling robot drive by monitoring joysticks while perfoming Auto actions). As soon as robot is within the goal sweet spot zone (+/- 20 degrees from center-line and a suitable distance range – both to be empirically determined, then shoot. </text:p>
          </table:table-cell>
        </table:table-row>
        <table:table-row table:style-name="Table1.1">
          <table:table-cell table:style-name="Table1.A2" office:value-type="string">
            <text:p text:style-name="P34">ALT+Right Trigger</text:p>
            <text:p text:style-name="P19">(was Right Trigger + X)</text:p>
          </table:table-cell>
          <table:table-cell table:style-name="Table1.B2" office:value-type="string">
            <text:p text:style-name="P18"><text:span text:style-name="T9">Manual </text:span>shoot <text:span text:style-name="T9">command – just shoot (or eject) right now </text:span>(but, if arms are positioned such that note would end up inside the robot, <text:span text:style-name="T10">instead just rumble game controller with error code and ignore</text:span>. <text:span text:style-name="T20">Also, if positioned for Speaker shot, ensure minimum RPM is present before feeding note into launcher..</text:span></text:p>
          </table:table-cell>
        </table:table-row>
        <table:table-row table:style-name="Table1.1">
          <table:table-cell table:style-name="Table1.A2" office:value-type="string">
            <text:p text:style-name="P13">Start</text:p>
          </table:table-cell>
          <table:table-cell table:style-name="Table1.B2" office:value-type="string">
            <text:p text:style-name="P9">Prepare shooter <text:span text:style-name="T10">for Indexed position – far distance requires full automation) (How is this different from Y?)</text:span></text:p>
          </table:table-cell>
        </table:table-row>
        <table:table-row table:style-name="Table1.1">
          <table:table-cell table:style-name="Table1.A2" office:value-type="string">
            <text:p text:style-name="P13">Back</text:p>
          </table:table-cell>
          <table:table-cell table:style-name="Table1.B2" office:value-type="string">
            <text:p text:style-name="P9">Eject note. <text:span text:style-name="T20">Ignore if no Note held. If needed, position arms to avoid ejecting into robot.</text:span></text:p>
          </table:table-cell>
        </table:table-row>
        <table:table-row table:style-name="Table1.1">
          <table:table-cell table:style-name="Table1.A2" office:value-type="string">
            <text:p text:style-name="P13"><text:span text:style-name="T17">ALT+</text:span>Start</text:p>
          </table:table-cell>
          <table:table-cell table:style-name="Table1.B2" office:value-type="string">
            <text:p text:style-name="P11">Reset gyro <text:span text:style-name="T10">(be sure to align Robot with side wall before pressing)</text:span></text:p>
          </table:table-cell>
        </table:table-row>
        <table:table-row table:style-name="Table1.1">
          <table:table-cell table:style-name="Table1.A2" office:value-type="string">
            <text:p text:style-name="P10"><text:span text:style-name="T17">ALT+</text:span>B<text:span text:style-name="T3">ack</text:span></text:p>
          </table:table-cell>
          <table:table-cell table:style-name="Table1.B2" office:value-type="string">
            <text:p text:style-name="P11">Reset <text:span text:style-name="T10">swerve modules to absolute </text:span>encoders <text:span text:style-name="T10">(try this if Robot is not driving as expected).</text:span></text:p>
          </table:table-cell>
        </table:table-row>
        <text:soft-page-break/>
        <table:table-row table:style-name="Table1.1">
          <table:table-cell table:style-name="Table1.A2" office:value-type="string">
            <text:p text:style-name="P12">Left <text:span text:style-name="T17">B</text:span>umper <text:span text:style-name="T17">(is ALT)</text:span></text:p>
          </table:table-cell>
          <table:table-cell table:style-name="Table1.B2" office:value-type="string">
            <text:p text:style-name="P12">ALT <text:span text:style-name="T10">button – only modifies action of other buttons. Must be pressed FIRST or normal action of paired button will occur! No assigned action on its own</text:span></text:p>
          </table:table-cell>
        </table:table-row>
        <table:table-row table:style-name="Table1.1">
          <table:table-cell table:style-name="Table1.A2" office:value-type="string">
            <text:p text:style-name="P12">Right <text:span text:style-name="T17">B</text:span>umper</text:p>
          </table:table-cell>
          <table:table-cell table:style-name="Table1.B2" office:value-type="string">
            <text:p text:style-name="P12">Slow mode <text:span text:style-name="T11">for more precise driving/robot positioning. Does not affect arm movements or shooting speeds.</text:span></text:p>
          </table:table-cell>
        </table:table-row>
        <table:table-row table:style-name="Table1.1">
          <table:table-cell table:style-name="Table1.A2" office:value-type="string">
            <text:p text:style-name="P12">Left joystick button</text:p>
          </table:table-cell>
          <table:table-cell table:style-name="Table1.B2" office:value-type="string">
            <text:p text:style-name="P11"><text:span text:style-name="T10">Set drive mode to </text:span>Field oriented</text:p>
          </table:table-cell>
        </table:table-row>
        <table:table-row table:style-name="Table1.1">
          <table:table-cell table:style-name="Table1.A2" office:value-type="string">
            <text:p text:style-name="P12">Right joystick button</text:p>
          </table:table-cell>
          <table:table-cell table:style-name="Table1.B2" office:value-type="string">
            <text:p text:style-name="P11"><text:span text:style-name="T10">Set drive mode to </text:span>Robot oriented</text:p>
          </table:table-cell>
        </table:table-row>
        <table:table-row table:style-name="Table1.1">
          <table:table-cell table:style-name="Table1.A2" office:value-type="string">
            <text:p text:style-name="P39"/>
          </table:table-cell>
          <table:table-cell table:style-name="Table1.B2" office:value-type="string">
            <text:p text:style-name="P11"/>
          </table:table-cell>
        </table:table-row>
        <table:table-row table:style-name="Table1.1">
          <table:table-cell table:style-name="Table1.A2" office:value-type="string">
            <text:p text:style-name="P39"/>
          </table:table-cell>
          <table:table-cell table:style-name="Table1.B2" office:value-type="string">
            <text:p text:style-name="P11"/>
          </table:table-cell>
        </table:table-row>
        <table:table-row table:style-name="Table1.1">
          <table:table-cell table:style-name="Table1.A2" office:value-type="string">
            <text:p text:style-name="P40">Buttons / combinations yet to be <text:span text:style-name="T20">assigned</text:span>:</text:p>
          </table:table-cell>
          <table:table-cell table:style-name="Table1.B2" office:value-type="string">
            <text:p text:style-name="P11"/>
          </table:table-cell>
        </table:table-row>
        <table:table-row table:style-name="Table1.1">
          <table:table-cell table:style-name="Table1.A2" office:value-type="string">
            <text:p text:style-name="P40">X</text:p>
          </table:table-cell>
          <table:table-cell table:style-name="Table1.B2" office:value-type="string">
            <text:p text:style-name="P11"/>
          </table:table-cell>
        </table:table-row>
        <table:table-row table:style-name="Table1.1">
          <table:table-cell table:style-name="Table1.A2" office:value-type="string">
            <text:p text:style-name="P41">Left Trigger</text:p>
          </table:table-cell>
          <table:table-cell table:style-name="Table1.B2" office:value-type="string">
            <text:p text:style-name="P11"/>
          </table:table-cell>
        </table:table-row>
        <table:table-row table:style-name="Table1.1">
          <table:table-cell table:style-name="Table1.A2" office:value-type="string">
            <text:p text:style-name="P39">POVUp</text:p>
          </table:table-cell>
          <table:table-cell table:style-name="Table1.B2" office:value-type="string">
            <text:p text:style-name="P12"/>
          </table:table-cell>
        </table:table-row>
        <table:table-row table:style-name="Table1.1">
          <table:table-cell table:style-name="Table1.A2" office:value-type="string">
            <text:p text:style-name="P38">POVLeft</text:p>
          </table:table-cell>
          <table:table-cell table:style-name="Table1.B2" office:value-type="string">
            <text:p text:style-name="P12"/>
          </table:table-cell>
        </table:table-row>
        <table:table-row table:style-name="Table1.1">
          <table:table-cell table:style-name="Table1.A2" office:value-type="string">
            <text:p text:style-name="P38">POVDown</text:p>
          </table:table-cell>
          <table:table-cell table:style-name="Table1.B2" office:value-type="string">
            <text:p text:style-name="P12"/>
          </table:table-cell>
        </table:table-row>
        <table:table-row table:style-name="Table1.1">
          <table:table-cell table:style-name="Table1.A2" office:value-type="string">
            <text:p text:style-name="P38">POVRight</text:p>
          </table:table-cell>
          <table:table-cell table:style-name="Table1.B2" office:value-type="string">
            <text:p text:style-name="P12"/>
          </table:table-cell>
        </table:table-row>
        <table:table-row table:style-name="Table1.1">
          <table:table-cell table:style-name="Table1.A2" office:value-type="string">
            <text:p text:style-name="P35">ALT+POVUP</text:p>
          </table:table-cell>
          <table:table-cell table:style-name="Table1.B2" office:value-type="string">
            <text:p text:style-name="P12"/>
          </table:table-cell>
        </table:table-row>
        <table:table-row table:style-name="Table1.1">
          <table:table-cell table:style-name="Table1.A2" office:value-type="string">
            <text:p text:style-name="P35">ALT+POVLeft</text:p>
          </table:table-cell>
          <table:table-cell table:style-name="Table1.B2" office:value-type="string">
            <text:p text:style-name="P12"/>
          </table:table-cell>
        </table:table-row>
        <table:table-row table:style-name="Table1.1">
          <table:table-cell table:style-name="Table1.A2" office:value-type="string">
            <text:p text:style-name="P35">ALT+POVDown</text:p>
          </table:table-cell>
          <table:table-cell table:style-name="Table1.B2" office:value-type="string">
            <text:p text:style-name="P12"/>
          </table:table-cell>
        </table:table-row>
        <table:table-row>
          <table:table-cell table:style-name="Table1.A2" office:value-type="string">
            <text:p text:style-name="P35">ALT+POVRight</text:p>
          </table:table-cell>
          <table:table-cell table:style-name="Table1.B2" office:value-type="string">
            <text:p text:style-name="P12"/>
          </table:table-cell>
        </table:table-row>
        <table:table-row table:style-name="Table1.1">
          <table:table-cell table:style-name="Table1.A2" office:value-type="string">
            <text:p text:style-name="P40">ALT+RightBumper</text:p>
          </table:table-cell>
          <table:table-cell table:style-name="Table1.B2" office:value-type="string">
            <text:p text:style-name="P12"/>
          </table:table-cell>
        </table:table-row>
        <table:table-row table:style-name="Table1.1">
          <table:table-cell table:style-name="Table1.A2" office:value-type="string">
            <text:p text:style-name="P45">ALT+LeftJoystick Button</text:p>
          </table:table-cell>
          <table:table-cell table:style-name="Table1.B2" office:value-type="string">
            <text:p text:style-name="P12"/>
          </table:table-cell>
        </table:table-row>
        <table:table-row>
          <table:table-cell table:style-name="Table1.A2" office:value-type="string">
            <text:p text:style-name="P45">ALT+RightJoystick Button</text:p>
          </table:table-cell>
          <table:table-cell table:style-name="Table1.B2" office:value-type="string">
            <text:p text:style-name="P12"/>
          </table:table-cell>
        </table:table-row>
      </table:table>
      <text:p text:style-name="P1">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02T10:51:00.061000000</meta:creation-date>
    <dc:date>2024-02-03T01:40:42.275000000</dc:date>
    <meta:editing-duration>PT51M10S</meta:editing-duration>
    <meta:editing-cycles>5</meta:editing-cycles>
    <meta:generator>LibreOffice/6.0.2.1$Windows_X86_64 LibreOffice_project/f7f06a8f319e4b62f9bc5095aa112a65d2f3ac89</meta:generator>
    <meta:document-statistic meta:table-count="1" meta:image-count="0" meta:object-count="0" meta:page-count="3" meta:paragraph-count="74" meta:word-count="820" meta:character-count="5127" meta:non-whitespace-character-count="4359"/>
  </office:meta>
</office:document-meta>
</file>